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50fc" officeooo:paragraph-rsid="000f50fc"/>
    </style:style>
    <style:style style:name="P2" style:family="paragraph" style:parent-style-name="Standard">
      <style:text-properties fo:font-size="16pt" fo:font-style="normal" fo:font-weight="bold" officeooo:rsid="000f50fc" officeooo:paragraph-rsid="000f50fc" style:font-size-asian="16pt" style:font-style-asian="normal" style:font-weight-asian="bold" style:font-size-complex="16pt" style:font-style-complex="normal" style:font-weight-complex="bold"/>
    </style:style>
    <style:style style:name="P3" style:family="paragraph" style:parent-style-name="Standard">
      <style:text-properties fo:font-size="16pt" fo:font-style="normal" fo:font-weight="bold" officeooo:rsid="0018afae" officeooo:paragraph-rsid="0018afae" style:font-size-asian="16pt" style:font-style-asian="normal" style:font-weight-asian="bold" style:font-size-complex="16pt" style:font-style-complex="normal" style:font-weight-complex="bold"/>
    </style:style>
    <style:style style:name="P4" style:family="paragraph" style:parent-style-name="Standard">
      <style:text-properties fo:font-size="16pt" fo:font-style="normal" fo:font-weight="bold" officeooo:rsid="0016c1d2" officeooo:paragraph-rsid="0016c1d2" style:font-size-asian="16pt" style:font-style-asian="normal" style:font-weight-asian="bold" style:font-size-complex="16pt" style:font-style-complex="normal" style:font-weight-complex="bold"/>
    </style:style>
    <style:style style:name="P5" style:family="paragraph" style:parent-style-name="Standard">
      <style:text-properties fo:font-size="16pt" fo:font-style="normal" style:text-underline-style="none" fo:font-weight="bold" officeooo:rsid="001dbb51" officeooo:paragraph-rsid="001dbb51" style:font-size-asian="16pt" style:font-style-asian="normal" style:font-weight-asian="bold" style:font-size-complex="16pt" style:font-style-complex="normal" style:font-weight-complex="bold"/>
    </style:style>
    <style:style style:name="P6" style:family="paragraph" style:parent-style-name="Standard">
      <style:text-properties fo:font-size="16pt" style:text-underline-style="none" fo:font-weight="bold" officeooo:rsid="00194dad" officeooo:paragraph-rsid="00194dad" style:font-size-asian="16pt" style:font-weight-asian="bold" style:font-size-complex="16pt" style:font-weight-complex="bold"/>
    </style:style>
    <style:style style:name="P7" style:family="paragraph" style:parent-style-name="Standard">
      <style:text-properties fo:font-size="14pt" fo:font-style="italic" style:text-underline-style="none" fo:font-weight="bold" officeooo:rsid="00194dad" officeooo:paragraph-rsid="00194dad" style:font-size-asian="12.25pt" style:font-style-asian="italic" style:font-weight-asian="bold" style:font-size-complex="14pt" style:font-style-complex="italic" style:font-weight-complex="bold"/>
    </style:style>
    <style:style style:name="P8" style:family="paragraph" style:parent-style-name="Standard">
      <style:text-properties fo:font-size="14pt" fo:font-style="italic" style:text-underline-style="none" fo:font-weight="bold" officeooo:rsid="001ade07" officeooo:paragraph-rsid="001ade07" style:font-size-asian="12.25pt" style:font-style-asian="italic" style:font-weight-asian="bold" style:font-size-complex="14pt" style:font-style-complex="italic" style:font-weight-complex="bold"/>
    </style:style>
    <style:style style:name="P9" style:family="paragraph" style:parent-style-name="Standard">
      <style:text-properties fo:font-size="14pt" fo:font-style="italic" style:text-underline-style="none" fo:font-weight="bold" officeooo:rsid="001ade07" officeooo:paragraph-rsid="001b4f1e" style:font-size-asian="12.25pt" style:font-style-asian="italic" style:font-weight-asian="bold" style:font-size-complex="14pt" style:font-style-complex="italic" style:font-weight-complex="bold"/>
    </style:style>
    <style:style style:name="P10" style:family="paragraph" style:parent-style-name="Standard">
      <style:text-properties fo:font-size="14pt" fo:font-style="italic" style:text-underline-style="none" fo:font-weight="bold" officeooo:rsid="001ade07" officeooo:paragraph-rsid="001dbb51" style:font-size-asian="12.25pt" style:font-style-asian="italic" style:font-weight-asian="bold" style:font-size-complex="14pt" style:font-style-complex="italic" style:font-weight-complex="bold"/>
    </style:style>
    <style:style style:name="P11" style:family="paragraph" style:parent-style-name="Standard">
      <style:text-properties fo:font-size="14pt" fo:font-style="italic" style:text-underline-style="none" fo:font-weight="bold" officeooo:rsid="001ade07" officeooo:paragraph-rsid="001e2d67" style:font-size-asian="12.25pt" style:font-style-asian="italic" style:font-weight-asian="bold" style:font-size-complex="14pt" style:font-style-complex="italic" style:font-weight-complex="bold"/>
    </style:style>
    <style:style style:name="P12" style:family="paragraph" style:parent-style-name="Standard">
      <style:text-properties fo:font-size="14pt" fo:font-style="italic" style:text-underline-style="none" fo:font-weight="bold" officeooo:rsid="001ed6c9" officeooo:paragraph-rsid="001ed6c9" style:font-size-asian="14pt" style:font-style-asian="italic" style:font-weight-asian="bold" style:font-size-complex="14pt" style:font-style-complex="italic" style:font-weight-complex="bold"/>
    </style:style>
    <style:style style:name="P13" style:family="paragraph" style:parent-style-name="Standard">
      <style:text-properties fo:font-size="14pt" fo:font-style="italic" style:text-underline-style="none" fo:font-weight="bold" officeooo:rsid="001ed6c9" officeooo:paragraph-rsid="0020a653" style:font-size-asian="14pt" style:font-style-asian="italic" style:font-weight-asian="bold" style:font-size-complex="14pt" style:font-style-complex="italic" style:font-weight-complex="bold"/>
    </style:style>
    <style:style style:name="P14" style:family="paragraph" style:parent-style-name="Standard">
      <style:text-properties officeooo:rsid="001129fa" officeooo:paragraph-rsid="001129fa"/>
    </style:style>
    <style:style style:name="P15" style:family="paragraph" style:parent-style-name="Standard">
      <style:text-properties officeooo:rsid="00117dd2" officeooo:paragraph-rsid="00117dd2"/>
    </style:style>
    <style:style style:name="P16" style:family="paragraph" style:parent-style-name="Standard">
      <style:text-properties officeooo:rsid="00125306" officeooo:paragraph-rsid="00125306"/>
    </style:style>
    <style:style style:name="P17" style:family="paragraph" style:parent-style-name="Standard">
      <style:text-properties officeooo:rsid="0012a335" officeooo:paragraph-rsid="0012a335"/>
    </style:style>
    <style:style style:name="P18" style:family="paragraph" style:parent-style-name="Standard">
      <style:text-properties officeooo:rsid="0012a335" officeooo:paragraph-rsid="0013cae8"/>
    </style:style>
    <style:style style:name="P19" style:family="paragraph" style:parent-style-name="Standard">
      <style:text-properties officeooo:rsid="0013cae8" officeooo:paragraph-rsid="00156660"/>
    </style:style>
    <style:style style:name="P20" style:family="paragraph" style:parent-style-name="Standard">
      <style:text-properties officeooo:rsid="00164c09" officeooo:paragraph-rsid="00164c09"/>
    </style:style>
    <style:style style:name="P21" style:family="paragraph" style:parent-style-name="Standard">
      <style:text-properties officeooo:rsid="0016c1d2" officeooo:paragraph-rsid="0016c1d2"/>
    </style:style>
    <style:style style:name="P22" style:family="paragraph" style:parent-style-name="Standard">
      <style:text-properties officeooo:rsid="0017d3bf" officeooo:paragraph-rsid="0017d3bf"/>
    </style:style>
    <style:style style:name="P23" style:family="paragraph" style:parent-style-name="Standard">
      <style:text-properties officeooo:rsid="0017d3bf" officeooo:paragraph-rsid="0018afae"/>
    </style:style>
    <style:style style:name="P24" style:family="paragraph" style:parent-style-name="Standard">
      <style:text-properties fo:font-size="18pt" style:text-underline-style="solid" style:text-underline-width="auto" style:text-underline-color="font-color" fo:font-weight="bold" officeooo:rsid="000f50fc" officeooo:paragraph-rsid="000f50fc" style:font-size-asian="18pt" style:font-weight-asian="bold" style:font-size-complex="18pt" style:font-weight-complex="bold"/>
    </style:style>
    <style:style style:name="P25" style:family="paragraph" style:parent-style-name="Standard">
      <style:text-properties fo:font-size="18pt" style:text-underline-style="solid" style:text-underline-width="auto" style:text-underline-color="font-color" fo:font-weight="bold" officeooo:rsid="00194dad" officeooo:paragraph-rsid="00194dad" style:font-size-asian="18pt" style:font-weight-asian="bold" style:font-size-complex="18pt" style:font-weight-complex="bold"/>
    </style:style>
    <style:style style:name="P26" style:family="paragraph" style:parent-style-name="Standard">
      <style:text-properties fo:font-size="12pt" style:text-underline-style="none" fo:font-weight="normal" officeooo:rsid="00194dad" officeooo:paragraph-rsid="00194dad" style:font-size-asian="10.5pt" style:font-weight-asian="normal" style:font-size-complex="12pt" style:font-weight-complex="normal"/>
    </style:style>
    <style:style style:name="P27" style:family="paragraph" style:parent-style-name="Standard">
      <style:text-properties fo:font-size="12pt" fo:font-style="normal" style:text-underline-style="none" fo:font-weight="normal" officeooo:rsid="00194dad" officeooo:paragraph-rsid="00194dad" style:font-size-asian="10.5pt" style:font-style-asian="normal" style:font-weight-asian="normal" style:font-size-complex="12pt" style:font-style-complex="normal" style:font-weight-complex="normal"/>
    </style:style>
    <style:style style:name="P28" style:family="paragraph" style:parent-style-name="Standard">
      <style:text-properties fo:font-size="12pt" fo:font-style="normal" style:text-underline-style="none" fo:font-weight="normal" officeooo:rsid="001ade07" officeooo:paragraph-rsid="001ade07" style:font-size-asian="10.5pt" style:font-style-asian="normal" style:font-weight-asian="normal" style:font-size-complex="12pt" style:font-style-complex="normal" style:font-weight-complex="normal"/>
    </style:style>
    <style:style style:name="P29" style:family="paragraph" style:parent-style-name="Standard">
      <style:text-properties fo:font-size="12pt" fo:font-style="normal" style:text-underline-style="none" fo:font-weight="normal" officeooo:rsid="001b4f1e" officeooo:paragraph-rsid="001b4f1e" style:font-size-asian="10.5pt" style:font-style-asian="normal" style:font-weight-asian="normal" style:font-size-complex="12pt" style:font-style-complex="normal" style:font-weight-complex="normal"/>
    </style:style>
    <style:style style:name="P30" style:family="paragraph" style:parent-style-name="Standard">
      <style:text-properties fo:font-size="12pt" fo:font-style="normal" style:text-underline-style="none" fo:font-weight="normal" officeooo:rsid="001dbb51" officeooo:paragraph-rsid="001dbb51" style:font-size-asian="10.5pt" style:font-style-asian="normal" style:font-weight-asian="normal" style:font-size-complex="12pt" style:font-style-complex="normal" style:font-weight-complex="normal"/>
    </style:style>
    <style:style style:name="P31" style:family="paragraph" style:parent-style-name="Standard">
      <style:text-properties fo:font-size="12pt" fo:font-style="normal" style:text-underline-style="none" fo:font-weight="normal" officeooo:rsid="001ed6c9" officeooo:paragraph-rsid="001ed6c9" style:font-size-asian="10.5pt" style:font-style-asian="normal" style:font-weight-asian="normal" style:font-size-complex="12pt" style:font-style-complex="normal" style:font-weight-complex="normal"/>
    </style:style>
    <style:style style:name="P32" style:family="paragraph" style:parent-style-name="Standard">
      <style:text-properties fo:font-size="12pt" fo:font-style="normal" style:text-underline-style="none" fo:font-weight="normal" officeooo:rsid="001ed6c9" officeooo:paragraph-rsid="0020a653" style:font-size-asian="10.5pt" style:font-style-asian="normal" style:font-weight-asian="normal" style:font-size-complex="12pt" style:font-style-complex="normal" style:font-weight-complex="normal"/>
    </style:style>
    <style:style style:name="P33" style:family="paragraph" style:parent-style-name="Standard">
      <style:text-properties fo:font-size="12pt" fo:font-style="normal" style:text-underline-style="none" fo:font-weight="normal" officeooo:rsid="002296e1" officeooo:paragraph-rsid="002296e1" style:font-size-asian="10.5pt" style:font-style-asian="normal" style:font-weight-asian="normal" style:font-size-complex="12pt" style:font-style-complex="normal" style:font-weight-complex="normal"/>
    </style:style>
    <style:style style:name="T1" style:family="text">
      <style:text-properties officeooo:rsid="00117dd2"/>
    </style:style>
    <style:style style:name="T2" style:family="text">
      <style:text-properties officeooo:rsid="00156660"/>
    </style:style>
    <style:style style:name="T3" style:family="text">
      <style:text-properties officeooo:rsid="001ade07"/>
    </style:style>
    <style:style style:name="T4" style:family="text">
      <style:text-properties officeooo:rsid="001b4f1e"/>
    </style:style>
    <style:style style:name="T5" style:family="text">
      <style:text-properties style:text-position="super 58%"/>
    </style:style>
    <style:style style:name="T6" style:family="text">
      <style:text-properties officeooo:rsid="001c0471"/>
    </style:style>
    <style:style style:name="T7" style:family="text">
      <style:text-properties officeooo:rsid="001dbb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Inputs</text:p>
      <text:p text:style-name="P25"/>
      <text:p text:style-name="P26">To run the script you should give the number of particles, density, number of runs and the discrete time step size. </text:p>
      <text:p text:style-name="P26">Example:<text:tab/>./ArgonSandbox.out 32 1 10 0.001</text:p>
      <text:p text:style-name="P24"/>
      <text:p text:style-name="P24">Global variables</text:p>
      <text:p text:style-name="P1"/>
      <text:p text:style-name="P2">Double scallars</text:p>
      <text:p text:style-name="P1">EK :<text:tab/><text:tab/>Total kinetic energy of the system</text:p>
      <text:p text:style-name="P1">EP :<text:tab/><text:tab/>Total potential energy of the system</text:p>
      <text:p text:style-name="P1">boxlength :<text:tab/>Length of the box</text:p>
      <text:p text:style-name="P1">dt :<text:tab/><text:tab/>Size of the discrete time steps</text:p>
      <text:p text:style-name="P1">denisty : <text:tab/>Number of particles in a squire box of size 1 by 1 by 1</text:p>
      <text:p text:style-name="P14">a :<text:tab/><text:tab/>Leng<text:span text:style-name="T1">th</text:span> of an unit cell</text:p>
      <text:p text:style-name="P23">kb : <text:tab/><text:tab/>Boltzamann constant</text:p>
      <text:p text:style-name="P23">Temp :<text:tab/><text:tab/>Temperature of the system</text:p>
      <text:p text:style-name="P23"/>
      <text:p text:style-name="P3">Integers </text:p>
      <text:p text:style-name="P16">N : <text:tab/><text:tab/>Number of particles</text:p>
      <text:p text:style-name="P15">cub_num :<text:tab/>Number of unit cells in the box</text:p>
      <text:p text:style-name="P17">Run :<text:tab/><text:tab/>Number of simulation rounds</text:p>
      <text:p text:style-name="P18">run : <text:tab/><text:tab/>Round number<text:tab/><text:tab/><text:tab/><text:span text:style-name="T2">(reducible as global)</text:span></text:p>
      <text:p text:style-name="P19">runtemp :<text:tab/>Used for the “Display” function <text:tab/>(<text:span text:style-name="T2">reducible as global</text:span>)</text:p>
      <text:p text:style-name="P20">dim :<text:tab/><text:tab/>Dimensions of the system (always 3)</text:p>
      <text:p text:style-name="P22"/>
      <text:p text:style-name="P21"/>
      <text:p text:style-name="P4">Double arrays</text:p>
      <text:p text:style-name="P21">pos :<text:tab/><text:tab/>Positions of the particles</text:p>
      <text:p text:style-name="P21">posb : <text:tab/><text:tab/>Positions of the particles including the particles in the boundaries</text:p>
      <text:p text:style-name="P22">vel :<text:tab/><text:tab/>Velocities of the particles</text:p>
      <text:p text:style-name="P22">force :<text:tab/><text:tab/>Force on the particles</text:p>
      <text:p text:style-name="P22"/>
      <text:p text:style-name="P25">Functions</text:p>
      <text:p text:style-name="P25"/>
      <text:p text:style-name="P6">Initiation functions</text:p>
      <text:p text:style-name="P7"/>
      <text:p text:style-name="P7">Make_array<text:span text:style-name="T3">()</text:span></text:p>
      <text:p text:style-name="P27">Build global arrays</text:p>
      <text:p text:style-name="P27"/>
      <text:p text:style-name="P7">Parameters<text:span text:style-name="T3">()</text:span></text:p>
      <text:p text:style-name="P27">Processes the inputs and gives proper error message.</text:p>
      <text:p text:style-name="P27"/>
      <text:p text:style-name="P8">Initiate_Position_Simple()</text:p>
      <text:p text:style-name="P28">This function is useful for debugging purposes and is not recommended for simulations</text:p>
      <text:p text:style-name="P27"/>
      <text:p text:style-name="P8">Initiate_Position_Cubic()</text:p>
      <text:p text:style-name="P28"><text:soft-page-break/>Initiates the the particles in a cubic structure. This function is broken because it does not take account for the size of the unit cell.</text:p>
      <text:p text:style-name="P9">Initiate_Position_<text:span text:style-name="T4">FCC</text:span>()</text:p>
      <text:p text:style-name="P29">Particles are initiated in a FCC structure. This is achieved by copying the unit cell. It works well when using an amount of particles “N” that matches the building pattern of the FCC structure. These values are determined by the number of particles in an unit cell ( 4 ) and are 4 <text:s/>x 3<text:span text:style-name="T5">n,</text:span>, <text:span text:style-name="T6">n being an integer number greater than or equal to 0. It is not yet investigated what happens if choosing an other number of particles.</text:span></text:p>
      <text:p text:style-name="P29"/>
      <text:p text:style-name="P10">Initiate_<text:span text:style-name="T7">Velocity</text:span>()</text:p>
      <text:p text:style-name="P30">Initiates velocities in a random fashion using a maxwell distribution.</text:p>
      <text:p text:style-name="P30"/>
      <text:p text:style-name="P5">Update functions</text:p>
      <text:p text:style-name="P5"/>
      <text:p text:style-name="P10"><text:span text:style-name="T7">Update_position</text:span>()</text:p>
      <text:p text:style-name="P30">Particle position is updated using the velocity of the particle and the discreet time step.</text:p>
      <text:p text:style-name="P30"/>
      <text:p text:style-name="P10"><text:span text:style-name="T7">Update_position_with_boundaries</text:span>()</text:p>
      <text:p text:style-name="P30">Additionally to the function “Update_Position()”, this function puts the particle at the other side of the box when leaving the boundaries of the box.</text:p>
      <text:p text:style-name="P30"/>
      <text:p text:style-name="P11"><text:span text:style-name="T7">Update_velocity</text:span>()</text:p>
      <text:p text:style-name="P31">Velocities of the particles are updated every discreet time step according to the force acting on them.</text:p>
      <text:p text:style-name="P31"/>
      <text:p text:style-name="P13">Update_force_brute_force()</text:p>
      <text:p text:style-name="P33">A brute force method of calculating the </text:p>
      <text:p text:style-name="P32"/>
      <text:p text:style-name="P31"/>
      <text:p text:style-name="P12">Update_force_with_boundaries_brute_force()</text:p>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2T20:24:29.856654113</meta:creation-date>
    <meta:generator>LibreOffice/4.2.4.2$Linux_X86_64 LibreOffice_project/420m0$Build-2</meta:generator>
    <dc:date>2015-02-22T21:14:01.836351153</dc:date>
    <meta:editing-duration>PT45M33S</meta:editing-duration>
    <meta:editing-cycles>21</meta:editing-cycles>
    <meta:document-statistic meta:table-count="0" meta:image-count="0" meta:object-count="0" meta:page-count="2" meta:paragraph-count="49" meta:word-count="391" meta:character-count="2410" meta:non-whitespace-character-count="2042"/>
  </office:meta>
</office:document-meta>
</file>